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tion De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6:25:20</meta:creation-date>
    <meta:generator>OpenOffice.org/3.4.1$Unix OpenOffice.org_project/341m1$Build-9593</meta:generator>
    <meta:document-statistic meta:table-count="0" meta:image-count="0" meta:object-count="0" meta:page-count="1" meta:paragraph-count="1" meta:word-count="2" meta:character-count="18"/>
    <dc:date>2013-11-20T18:01:12</dc:date>
  </office:meta>
</office:document-meta>
</file>